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TypeCodePrinter.javaStringEscape( String st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chemaTypeCodePrinter.getFullJavaName( SchemaType s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maTypeCodePrinter.getExtensionInterfaces( SchemaType s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maTypeCodePrinter.shortIndexClassForSystem( SchemaTypeSystem 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CodePrinter.printSetterImpls( QName qName , boolean isAttr , String propertyName , int javaType , String type , String xtype , boolean nillable , boolean optional , boolean several , boolean singleton , boolean isunion , String identifier , String setIdentifier , SchemaType sType )</text:p>
          </table:table-cell>
          <table:table-cell office:value-type="float" office:value="40">
            <text:p text:style-name="Table_20_Contents">40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58">
            <text:p text:style-name="Table_20_Contents">258</text:p>
          </table:table-cell>
        </table:table-row>
        <table:table-row>
          <table:table-cell office:value-type="string">
            <text:p text:style-name="Table_20_Contents">SchemaTypeCodePrinter.startInterface( SchemaType s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TypeCodePrinter.printLoader( Writer writer , SchemaTypeSystem system , XmlOptions o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CodePrinter.javaTypeForProperty( SchemaProperty sProp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3">
            <text:p text:style-name="Table_20_Contents">3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SchemaTypeCodePrinter.findBaseType( SchemaType s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TypeCodePrinter.printGetterImpls( String parentJavaName , SchemaProperty prop , QName qName , boolean isAttr , String propertyName , int javaType , String type , String xtype , boolean nillable , boolean optional , boolean several , boolean singleton , boolean isunion , String identifier , String setIdentifier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68">
            <text:p text:style-name="Table_20_Contents">168</text:p>
          </table:table-cell>
        </table:table-row>
        <table:table-row>
          <table:table-cell office:value-type="string">
            <text:p text:style-name="Table_20_Contents">SchemaTypeCodePrinter.emitPre( SchemaType sType , int opType , String identifier , boolean isAttr , String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chemaTypeCodePrinter.getImpl( SchemaType s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CodePrinter.getDerivedProperties( SchemaType s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chemaTypeCodePrinter.printInnerTypeImpl( SchemaType sType , SchemaTypeSystem system , boolean isInne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9">
            <text:p text:style-name="Table_20_Contents">19</text:p>
          </table:table-cell>
          <table:table-cell office:value-type="float" office:value="86">
            <text:p text:style-name="Table_20_Contents">86</text:p>
          </table:table-cell>
        </table:table-row>
        <table:table-row>
          <table:table-cell office:value-type="string">
            <text:p text:style-name="Table_20_Contents">SchemaTypeCodePrinter.printInterfaceMethodImpl( String handler , InterfaceExtension . MethodSignature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hemaTypeCodePrinter.printTypeImpl( Writer writer , SchemaType s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CodePrinter.printShortJavaDoc( String sent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CodePrinter.indexClassForSystem( SchemaTypeSystem 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TypeCodePrinter.encodeString( String 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chemaTypeCodePrinter.printStaticFields( SchemaProperty [ ] properti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chemaTypeCodePrinter.printTopComment( SchemaType s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chemaTypeCodePrinter.emitGetTarget( String setIdentifier , String identifier , boolean isAttr , String index , int nullBehaviour , String x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chemaTypeCodePrinter.emitDeclareTarget( boolean declareTarget , String x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TypeCodePrinter.getTypeName( Class c , StringBuffer s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maTypeCodePrinter.makeSafe( String 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chemaTypeCodePrinter.xmlTypeForProperty( SchemaProperty sPr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TypeCodePrinter.emitPost( SchemaType sType , int opType , String identifier , boolean isAttr , String 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chemaTypeCodePrinter.emitImplementationPream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CodePrinter.in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CodePrinter.printInnerType( SchemaType sType , SchemaTypeSystem system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SchemaTypeCodePrinter.getPrinter( XmlOptions op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maTypeCodePrinter.emitPost( SchemaType sType , int opType , String identifier , boolean is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CodePrinter.getSetIdentifier( Map qNameMap , QName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TypeCodePrinter.printTypeImpl( Writer writer , SchemaType sType , XmlOptions o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CodePrinter.printStringEnumeration( SchemaType sTyp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7">
            <text:p text:style-name="Table_20_Contents">107</text:p>
          </table:table-cell>
        </table:table-row>
        <table:table-row>
          <table:table-cell office:value-type="string">
            <text:p text:style-name="Table_20_Contents">SchemaTypeCodePrinter.printJavaDoc( String sent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CodePrinter.getAtomicRestrictionType( SchemaType sType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0">
            <text:p text:style-name="Table_20_Contents">0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chemaTypeCodePrinter.getBaseClass( SchemaType s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chemaTypeCodePrinter.printLoader( Writer writer , SchemaTypeSystem 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TypeCodePrinter.out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CodePrinter.printInterfaceMethodDecl( InterfaceExtension . MethodSignature metho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chemaTypeCodePrinter.printPropertySetters( QName qName , boolean isAttr , String propertyName , int javaType , String type , String xtype , boolean nillable , boolean optional , boolean several , boolean singleton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SchemaTypeCodePrinter.printConstructor( SchemaType sType , String shor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chemaTypeCodePrinter.findJavaType( SchemaType s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TypeCodePrinter.printJGetValue( int javaType , String typ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0">
            <text:p text:style-name="Table_20_Contents">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SchemaTypeCodePrinter.getIdentifier( Map qNameMap ,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CodePrinter.prePostOpString( int op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hemaTypeCodePrinter.printStaticTypeDeclaration( SchemaType sType , SchemaTypeSystem 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maTypeCodePrinter.prettyQName( QName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CodePrinter.printNestedTypeImpls( SchemaType sType , SchemaTypeSystem system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chemaTypeCodePrinter.hasBase( SchemaType s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chemaTypeCodePrinter.makeAttributeDefaultValue( String jtargetType , SchemaProperty prop , String identif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CodePrinter.printPropertyGetters( QName qName , boolean isAttr , String propertyName , int javaType , String type , String xtype , boolean nillable , boolean optional , boolean several , boolean singleton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SchemaTypeCodePrinter.xmlTypeForPropertyIsUnion( SchemaProperty sPro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TypeCodePrinter.emit(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chemaTypeCodePrinter.printInnerTypeJavaDoc( SchemaType sTyp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">
            <text:p text:style-name="Table_20_Contents">5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SchemaTypeCodePrinter.printType( Writer writer , SchemaType sType , XmlOptions o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CodePrinter.printFactory( SchemaType s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97">
            <text:p text:style-name="Table_20_Contents">97</text:p>
          </table:table-cell>
        </table:table-row>
        <table:table-row>
          <table:table-cell office:value-type="string">
            <text:p text:style-name="Table_20_Contents">SchemaTypeCodePrinter.printJGetArrayValue( int javaType , String typ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5">
            <text:p text:style-name="Table_20_Contents">105</text:p>
          </table:table-cell>
        </table:table-row>
        <table:table-row>
          <table:table-cell office:value-type="string">
            <text:p text:style-name="Table_20_Contents">SchemaTypeCodePrinter.emitPre( SchemaType sType , int opType , String identifier , boolean is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CodePrinter.printPackage( SchemaType sType , boolean int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hemaTypeCodePrinter.SchemaTypeCodePrinter( XmlOptions op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maTypeCodePrinter.startClass( SchemaType sType , boolean isInn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chemaTypeCodePrinter.isJavaPrimitive( int java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TypeCodePrinter.printNestedInnerTypes( SchemaType sType , SchemaTypeSystem system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chemaTypeCodePrinter.emitImplementationPostam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TypeCodePrinter.printListGetter15Impl( String parentJavaName , String propdesc , String propertyName , String wrappedType , String xtype , boolean xmltype , boolean xge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SchemaTypeCodePrinter.emitAddTarget( String identifier , boolean isAttr , boolean declareTarget , String x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CodePrinter.startB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TypeCodePrinter.makeMissingValue( int javaTyp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chemaTypeCodePrinter.javaWrappedType( int java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chemaTypeCodePrinter.endB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TypeCodePrinter.printType( Writer writer , SchemaType s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TypeCodePrinter.emitSpecializedAccessors( SchemaType sTyp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6">
            <text:p text:style-name="Table_20_Contents">16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SchemaTypeCodePrinter.printExtensionImplMethods( SchemaType s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chemaTypeCodePrinter.jsetMethod( int javaTyp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0">
            <text:p text:style-name="Table_20_Contents">0</text:p>
          </table:table-cell>
          <table:table-cell office:value-type="float" office:value="47">
            <text:p text:style-name="Table_20_Contents">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